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F00000242BC8B6DBB.png" manifest:media-type="image/png"/>
  <manifest:file-entry manifest:full-path="Pictures/1001EF4000001C0200003BBD7739FD4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vertical-align="middle" fo:min-height="1.873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4pt" style:font-size-asian="14pt" style:font-size-complex="14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8" style:family="text">
      <style:text-properties fo:color="#000000" loext:opacity="100%" style:font-name="Ariel" fo:font-size="14pt" style:font-name-asian="Arial" style:font-size-asian="14pt" style:font-name-complex="Ari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Transformer, использующая decoder</text:span></text:p>
          </draw:text-box>
        </draw:frame>
        <draw:frame draw:style-name="gr3" draw:text-style-name="P4" draw:layer="layout" svg:width="33.457cm" svg:height="71.367cm" svg:x="11.482cm" svg:y="11.463cm">
          <draw:image xlink:href="Pictures/1001EF4000001C0200003BBD7739FD4B.svg" xlink:type="simple" xlink:show="embed" xlink:actuate="onLoad" draw:mime-type="image/svg+xml">
            <text:p/>
          </draw:image>
          <draw:image xlink:href="Pictures/100000010000010F00000242BC8B6DBB.png" xlink:type="simple" xlink:show="embed" xlink:actuate="onLoad" draw:mime-type="image/png"/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2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2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2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2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2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2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2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2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2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2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2"><text:span text:style-name="T5">ГУИР.17075-01 95 01-1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2"><text:span text:style-name="T6">ИИ, гр. 121703</text:span></text:p>
          </draw:text-box>
        </draw:frame>
        <draw:frame draw:style-name="gr9" draw:text-style-name="P1" draw:layer="layout" svg:width="7cm" svg:height="2.5cm" svg:x="46.9cm" svg:y="79.6cm">
          <draw:text-box>
            <text:p text:style-name="P2"><text:span text:style-name="T7">Система интеллектуального поиска текстов естественного языка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7" draw:layer="layout" svg:width="7.215cm" svg:height="2.155cm" svg:x="46.784cm" svg:y="81.714cm">
          <draw:text-box>
            <text:p text:style-name="P2"><text:span text:style-name="T8">Архитектура Transformer, использующая decoder</text:span></text:p>
          </draw:text-box>
        </draw:frame>
        <draw:frame draw:style-name="gr12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22:45:35.055846493</dc:date>
    <meta:creation-date>2021-12-13T20:29:21Z</meta:creation-date>
    <meta:generator>LibreOffice/24.2.7.2$Linux_X86_64 LibreOffice_project/420$Build-2</meta:generator>
    <meta:editing-duration>PT53M55S</meta:editing-duration>
    <meta:editing-cycles>13</meta:editing-cycles>
    <meta:document-statistic meta:object-count="62"/>
  </office:meta>
</office:document-meta>
</file>